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4E0000028709AD0447F0D3E56A.png" manifest:media-type="image/png"/>
  <manifest:file-entry manifest:full-path="Pictures/10000200000002870000024EACD8223E748EBB65.png" manifest:media-type="image/png"/>
  <manifest:file-entry manifest:full-path="Pictures/20000028000042CE00003CF2016B9225A38971A5.svm" manifest:media-type="image/x-svm"/>
  <manifest:file-entry manifest:full-path="Pictures/2000002800003CF8000042DB3C7BA4D4E87097A4.svm" manifest:media-type="image/x-svm"/>
  <manifest:file-entry manifest:full-path="Pictures/100002000000024F000002875CB3FE5E0975E59F.png" manifest:media-type="image/png"/>
  <manifest:file-entry manifest:full-path="Pictures/20000028000042CE00003CF2A47F91ED4656D5E1.svm" manifest:media-type="image/x-svm"/>
  <manifest:file-entry manifest:full-path="Pictures/2000002800003CF8000042DBCCEACDD60FC8D277.svm" manifest:media-type="image/x-svm"/>
  <manifest:file-entry manifest:full-path="Pictures/10000200000002870000024F16C329856CE325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5.017cm" svg:x="9cm" svg:y="0.999cm">
          <draw:image xlink:href="Pictures/20000028000042CE00003CF2016B9225A38971A5.svm" xlink:type="simple" xlink:show="embed" xlink:actuate="onLoad" loext:mime-type="image/x-svm">
            <text:p/>
          </draw:image>
          <draw:image xlink:href="Pictures/10000200000002870000024EACD8223E748EBB65.png" xlink:type="simple" xlink:show="embed" xlink:actuate="onLoad" loext:mime-type="image/png"/>
        </draw:frame>
        <draw:frame draw:style-name="gr1" draw:text-style-name="P1" draw:layer="layout" svg:width="5.531cm" svg:height="5.046cm" svg:x="15.969cm" svg:y="1cm">
          <draw:image xlink:href="Pictures/20000028000042CE00003CF2A47F91ED4656D5E1.svm" xlink:type="simple" xlink:show="embed" xlink:actuate="onLoad" loext:mime-type="image/x-svm">
            <text:p/>
          </draw:image>
          <draw:image xlink:href="Pictures/10000200000002870000024F16C329856CE32510.png" xlink:type="simple" xlink:show="embed" xlink:actuate="onLoad" loext:mime-type="image/png"/>
        </draw:frame>
        <draw:frame draw:style-name="gr1" draw:text-style-name="P1" draw:layer="layout" svg:width="4.617cm" svg:height="5.063cm" svg:x="22.983cm" svg:y="1cm">
          <draw:image xlink:href="Pictures/2000002800003CF8000042DBCCEACDD60FC8D277.svm" xlink:type="simple" xlink:show="embed" xlink:actuate="onLoad" loext:mime-type="image/x-svm">
            <text:p/>
          </draw:image>
          <draw:image xlink:href="Pictures/100002000000024F000002875CB3FE5E0975E59F.png" xlink:type="simple" xlink:show="embed" xlink:actuate="onLoad" loext:mime-type="image/png"/>
        </draw:frame>
        <draw:frame draw:style-name="gr1" draw:text-style-name="P1" draw:layer="layout" svg:width="4.626cm" svg:height="5.073cm" svg:x="2.874cm" svg:y="0.98cm">
          <draw:image xlink:href="Pictures/2000002800003CF8000042DB3C7BA4D4E87097A4.svm" xlink:type="simple" xlink:show="embed" xlink:actuate="onLoad" loext:mime-type="image/x-svm">
            <text:p/>
          </draw:image>
          <draw:image xlink:href="Pictures/100002000000024E0000028709AD0447F0D3E56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37:23.385617743</meta:creation-date>
    <dc:date>2019-04-22T15:51:14.217669455</dc:date>
    <meta:editing-duration>PT16S</meta:editing-duration>
    <meta:editing-cycles>1</meta:editing-cycles>
    <meta:document-statistic meta:object-count="4"/>
    <meta:generator>LibreOffice/6.1.5.2$Linux_X86_64 LibreOffice_project/10$Build-2</meta:generator>
  </office:meta>
</office:document-meta>
</file>